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Standard" style:master-page-name="Bibliography_20_Page">
      <style:paragraph-properties fo:margin-top="0cm" fo:margin-bottom="0.499cm" style:contextual-spacing="false" style:page-number="auto"/>
      <style:text-properties officeooo:paragraph-rsid="001eb4ec"/>
    </style:style>
    <style:style style:name="P2" style:family="paragraph" style:parent-style-name="Heading_20_1">
      <loext:graphic-properties draw:fill="none" draw:fill-color="#ffffff"/>
      <style:paragraph-properties fo:margin-left="0cm" fo:margin-right="0cm" fo:margin-top="2cm" fo:margin-bottom="2cm" style:contextual-spacing="false" fo:text-indent="0cm" style:auto-text-indent="false" fo:background-color="transparent" fo:keep-with-next="always" style:writing-mode="page"/>
      <style:text-properties style:font-name="DejaVu Sans Condensed" fo:font-size="32pt" fo:font-style="italic" fo:font-weight="normal" officeooo:paragraph-rsid="001eb4ec" style:font-size-asian="32pt" style:font-style-asian="italic" style:font-weight-asian="normal" style:font-size-complex="32pt" style:font-style-complex="italic" style:font-weight-complex="normal"/>
    </style:style>
    <style:style style:name="P3" style:family="paragraph" style:parent-style-name="Text_20_body">
      <style:text-properties officeooo:paragraph-rsid="001eb4ec"/>
    </style:style>
    <style:style style:name="P4" style:family="paragraph" style:parent-style-name="Bibbi_20_Header">
      <style:text-properties officeooo:paragraph-rsid="001eb4ec"/>
    </style:style>
    <style:style style:name="P5" style:family="paragraph" style:parent-style-name="Bibbi_20_Header_20_2">
      <style:text-properties officeooo:paragraph-rsid="001eb4ec"/>
    </style:style>
    <style:style style:name="P6" style:family="paragraph" style:parent-style-name="Bibbi_20_Block">
      <style:text-properties officeooo:paragraph-rsid="001eb4ec"/>
    </style:style>
    <style:style style:name="P7" style:family="paragraph" style:parent-style-name="Bibbi_20_Block" style:master-page-name="">
      <style:paragraph-properties style:page-number="auto"/>
      <style:text-properties officeooo:paragraph-rsid="001eb4ec"/>
    </style:style>
    <style:style style:name="P8" style:family="paragraph" style:parent-style-name="Bibbi_20_Header" style:master-page-name="">
      <style:paragraph-properties style:page-number="auto"/>
      <style:text-properties officeooo:paragraph-rsid="001eb4ec"/>
    </style:style>
    <style:style style:name="P9" style:family="paragraph" style:parent-style-name="Frame_20_contents">
      <style:text-properties officeooo:paragraph-rsid="02ff7c2d"/>
    </style:style>
    <style:style style:name="P1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1" style:family="paragraph" style:parent-style-name="Frame_20_contents">
      <style:paragraph-properties fo:text-align="center" style:justify-single-word="false"/>
      <style:text-properties officeooo:paragraph-rsid="02ff307d"/>
    </style:style>
    <style:style style:name="P12" style:family="paragraph" style:parent-style-name="Frame_20_contents">
      <style:text-properties officeooo:paragraph-rsid="0308ce04"/>
    </style:style>
    <style:style style:name="P13" style:family="paragraph" style:parent-style-name="Frame_20_contents">
      <style:text-properties officeooo:paragraph-rsid="02ff307d"/>
    </style:style>
    <style:style style:name="P1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5" style:family="paragraph">
      <style:paragraph-properties fo:margin-left="0.199cm" fo:margin-right="0.6cm" fo:margin-top="0cm" fo:margin-bottom="0cm" fo:text-indent="0cm"/>
    </style:style>
    <style:style style:name="P16" style:family="paragraph">
      <style:paragraph-properties fo:margin-left="0.199cm" fo:margin-right="0.6cm" fo:margin-top="0cm" fo:margin-bottom="0.499cm" fo:text-indent="0cm"/>
    </style:style>
    <style:style style:name="P1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9" style:family="paragraph">
      <style:paragraph-properties fo:margin-left="0.7cm" fo:margin-right="0.6cm" fo:margin-top="0cm" fo:margin-bottom="0cm" fo:text-indent="-0.499cm"/>
    </style:style>
    <style:style style:name="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2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2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2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24" style:family="paragraph">
      <style:paragraph-properties fo:margin-left="0.7cm" fo:margin-right="0.6cm" fo:margin-top="0cm" fo:margin-bottom="0cm" fo:line-height="115%" fo:text-indent="-0.499cm"/>
    </style:style>
    <style:style style:name="P25" style:family="paragraph">
      <style:paragraph-properties fo:margin-left="0.7cm" fo:margin-right="0.6cm" fo:text-indent="-0.499cm"/>
    </style:style>
    <style:style style:name="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officeooo:rsid="005a5ab8"/>
    </style:style>
    <style:style style:name="T4" style:family="text">
      <style:text-properties style:text-line-through-style="none" style:text-line-through-type="none" style:text-position="super 58%" officeooo:rsid="005a5ab8"/>
    </style:style>
    <style:style style:name="T5" style:family="text">
      <style:text-properties officeooo:rsid="005a5ab8"/>
    </style:style>
    <style:style style:name="T6" style:family="text">
      <style:text-properties fo:font-variant="small-caps"/>
    </style:style>
    <style:style style:name="T7" style:family="text">
      <style:text-properties fo:font-size="12pt" style:font-size-asian="12pt" style:font-size-complex="12pt"/>
    </style:style>
    <style:style style:name="T8" style:family="text">
      <style:text-properties style:font-name="FreeSerif"/>
    </style:style>
    <style:style style:name="T9" style:family="text">
      <style:text-properties fo:font-size="12pt"/>
    </style:style>
    <style:style style:name="T10" style:family="text">
      <style:text-properties style:font-name="DejaVu Serif" fo:font-size="12pt" style:font-name-complex="DejaVu Serif" style:font-size-complex="12pt"/>
    </style:style>
    <style:style style:name="T11" style:family="text">
      <style:text-properties fo:color="#0a2746" loext:opacity="100%" style:font-name="DejaVu Serif" fo:font-size="12pt" style:font-name-complex="DejaVu Serif" style:font-size-complex="12pt"/>
    </style:style>
    <style:style style:name="T12" style:family="text">
      <style:text-properties fo:font-variant="small-caps" style:font-name="DejaVu Serif" fo:font-size="12pt" style:font-name-complex="DejaVu Serif" style:font-size-complex="12pt"/>
    </style:style>
    <style:style style:name="T13"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 text:is-list-header="true">Selected <text:bookmark-start text:name="Bibliography"/>Bibliography<text:bookmark-end text:name="Bibliography"/></text:h>
      <text:p text:style-name="P3">This is a small selected annotated bibliography of programming-related books. Most of the books listed are not Python-specific, but all of them are interesting, useful—and accessible.</text:p>
      <text:p text:style-name="P4">Clean Code</text:p>
      <text:p text:style-name="P5">Robert C. Martin (Prentice Hall, 2009, ISBN 0132350882)</text:p>
      <text:p text:style-name="P6">This book addresses many “tactical” issues in programming: good naming, function design, refactoring, and similar. The book has many interesting and useful ideas that should help any programmer improve their coding style and make their programs more maintainable. (The book’s examples are in Java.)</text:p>
      <text:p text:style-name="P4">Code Complete: A Practical Handbook of Software Construction, Second Edition</text:p>
      <text:p text:style-name="P5">Steve McConnell (Microsoft Press, 2004, ISBN 0735619670)</text:p>
      <text:p text:style-name="P6">This book shows how to build solid software, going beyond the language specifics into the realms of ideas, principles, and practices. The book is packed with ideas that will make any programmer think more deeply about their programming. (The book’s examples are mostly in C++, Java, and Visual Basic.)</text:p>
      <text:p text:style-name="P4">Domain-Driven Design</text:p>
      <text:p text:style-name="P5">Eric Evans (Addison-Wesley, 2004, ISBN 0321125215)</text:p>
      <text:p text:style-name="P6">A very interesting book on software design, particularly useful for large, multiperson projects. At its heart it is about creating and refining domain models that represent what the system is designed to do, and about creating a ubiquitous language through which all those involved with the system—not just software engineers—can communicate their ideas. (The book’s examples are in Java.)</text:p>
      <text:p text:style-name="P4">Design Patterns</text:p>
      <text:p text:style-name="P5">Erich Gamma, Richard Helm, Ralph Johnson, John Vlissides (AddisonWesley, 1998, ISBN 0201633612)</text:p>
      <text:p text:style-name="P7"><text:soft-page-break/>Deservedly one of the most influential programming books of modern times. The design patterns are fascinating and of great practical use in everyday programming. (The book’s examples are in C++.)</text:p>
      <text:p text:style-name="P8">Mastering Regular Expressions, Third Edition</text:p>
      <text:p text:style-name="P5">Jeffrey E. F. Friedl (O’Reilly, 2006, ISBN 0596528124)</text:p>
      <text:p text:style-name="P6">This is the standard text on regular expressions—a very interesting and useful book. Most of the coverage is understandably devoted to Perl—which probably has more regular expression features than any other tool. However, since Python supports a large subset of what Perl provides (plus Python’s own <text:span text:style-name="Console">?P</text:span> extensions), the book is still useful to Python programmers.</text:p>
      <text:p text:style-name="P4">Parsing Techniques: A Practical Guide, Second Edition</text:p>
      <text:p text:style-name="P5">Dick Grune, Ceriel J. H. Jacobs (Springer, 2007, ISBN 038720248X)</text:p>
      <text:p text:style-name="P6">This book provides comprehensive and in-depth coverage of parsing. The first edition <text:span text:style-name="T1">can be downloaded in PDF format;</text:span><text:span text:style-name="T2"> </text:span><text:span text:style-name="T3">the 2</text:span><text:span text:style-name="T4">nd</text:span><text:span text:style-name="T3"> Edition</text:span> <text:span text:style-name="T5">is</text:span> at <text:a xlink:type="simple" xlink:href="https://dickgrune.com/Books/PTAPG_2nd_Edition/index.html" text:style-name="Internet_20_link" text:visited-style-name="Visited_20_Internet_20_Link"><text:span text:style-name="T5">dickgrune.com</text:span></text:a>.</text:p>
      <text:p text:style-name="P4">Python Cookbook, Second Edition</text:p>
      <text:p text:style-name="P5">Alex Martelli, Anna Ravenscroft, David Ascher (O’Reilly, 2005, ISBN 0596007973)</text:p>
      <text:p text:style-name="P6">This book is full of interesting—and practical—ideas covering all aspects of Python programming. The second edition is based on Python 2.4, so it might be worthwhile waiting and hoping for a Python 3-specific edition to appear.</text:p>
      <text:p text:style-name="P4">Python Essential Reference, Fourth Edition</text:p>
      <text:p text:style-name="P5">David M. Beazley (Addison-Wesley, 2009, ISBN 0672329786)</text:p>
      <text:p text:style-name="P6">The book’s title is an accurate description. The fourth edition has been updated to cover both Python 2.6 and Python 3.0. There is a little overlap with this book, but most of the Essential Reference is devoted to Python’s standard library as well as covering more advanced features such as extending Python with C libraries and embedding the Python interpreter into other programs.</text:p>
      <text:p text:style-name="P4">Rapid <text:span text:style-name="T6">gui</text:span> Programming with Python and Qt</text:p>
      <text:p text:style-name="P5">Mark Summerfield (Prentice Hall, 2007, ISBN 0132354187)</text:p>
      <text:p text:style-name="P6">This book (by this book’s author) teaches PyQt4 programming. PyQt4 (built on top of Nokia’s C++/Qt <text:span text:style-name="T6">gui</text:span> toolkit) is probably the easiest-to-use crossplatform <text:span text:style-name="T6">gui</text:span> library, and the one that arguably produces the best user interfaces—especially compared with <text:span text:style-name="Console">tkinter</text:span>. The book uses Python 2.5, although Python 3 versions of the examples are available from the book’s <text:span text:style-name="T7">web si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master-page-name="">
      <style:paragraph-properties fo:margin-left="1.251cm" fo:margin-right="0cm" fo:margin-top="0cm" fo:margin-bottom="0.499cm" style:contextual-spacing="false" fo:text-indent="0cm" style:auto-text-indent="false" style:page-number="auto"/>
    </style:style>
    <style:style style:name="Bibbi_20_Header" style:display-name="Bibbi Header" style:family="paragraph" style:parent-style-name="Standard" style:master-page-name="">
      <style:paragraph-properties fo:margin-top="0cm" fo:margin-bottom="0cm" style:contextual-spacing="false" style:page-number="auto"/>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2</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9:43.070171966</meta:creation-date>
    <dc:date>2024-12-01T19:54:39.890830185</dc:date>
    <meta:editing-duration>PT8M8S</meta:editing-duration>
    <meta:editing-cycles>4</meta:editing-cycles>
    <meta:generator>LibreOffice/24.8.3.2$Linux_X86_64 LibreOffice_project/48a6bac9e7e268aeb4c3483fcf825c94556d9f92</meta:generator>
    <meta:document-statistic meta:table-count="0" meta:image-count="0" meta:object-count="0" meta:page-count="2" meta:paragraph-count="80" meta:word-count="621" meta:character-count="3875" meta:non-whitespace-character-count="3324"/>
  </office:meta>
</office:document-meta>
</file>